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officeooo:rsid="00136bf3" officeooo:paragraph-rsid="00136bf3" style:font-size-asian="15.75pt" style:font-size-complex="18pt"/>
    </style:style>
    <style:style style:name="P2" style:family="paragraph" style:parent-style-name="Standard">
      <style:paragraph-properties fo:text-align="start" style:justify-single-word="false"/>
      <style:text-properties fo:font-size="13pt" style:text-underline-style="none" officeooo:rsid="00136bf3" officeooo:paragraph-rsid="00136bf3" style:font-size-asian="11.3500003814697pt" style:font-size-complex="13pt"/>
    </style:style>
    <style:style style:name="P3" style:family="paragraph" style:parent-style-name="Standard">
      <style:paragraph-properties fo:text-align="start" style:justify-single-word="false"/>
      <style:text-properties fo:font-size="13pt" style:text-underline-style="none" officeooo:rsid="0013fca5" officeooo:paragraph-rsid="0013fca5" style:font-size-asian="11.3500003814697pt" style:font-size-complex="13pt"/>
    </style:style>
    <style:style style:name="P4" style:family="paragraph" style:parent-style-name="Standard">
      <style:paragraph-properties fo:text-align="start" style:justify-single-word="false"/>
      <style:text-properties fo:font-size="13pt" style:text-underline-style="none" officeooo:rsid="0013fca5" officeooo:paragraph-rsid="0013fca5" style:font-size-asian="11.3500003814697pt" style:font-size-complex="13pt"/>
    </style:style>
    <style:style style:name="P5" style:family="paragraph" style:parent-style-name="Standard">
      <style:paragraph-properties fo:text-align="start" style:justify-single-word="false"/>
      <style:text-properties fo:font-size="13pt" style:text-underline-style="none" officeooo:rsid="001607c9" officeooo:paragraph-rsid="001607c9" style:font-size-asian="11.3500003814697pt" style:font-size-complex="13pt"/>
    </style:style>
    <style:style style:name="P6" style:family="paragraph" style:parent-style-name="Standard">
      <style:paragraph-properties fo:text-align="start" style:justify-single-word="false"/>
      <style:text-properties fo:font-size="13pt" style:text-underline-style="none" officeooo:rsid="001607c9" officeooo:paragraph-rsid="00170006" style:font-size-asian="11.3500003814697pt" style:font-size-complex="13pt"/>
    </style:style>
    <style:style style:name="P7" style:family="paragraph" style:parent-style-name="Standard">
      <style:paragraph-properties fo:text-align="start" style:justify-single-word="false"/>
      <style:text-properties fo:font-size="13pt" style:text-underline-style="none" officeooo:rsid="001607c9" officeooo:paragraph-rsid="00174906" style:font-size-asian="11.3500003814697pt" style:font-size-complex="13pt"/>
    </style:style>
    <style:style style:name="T1" style:family="text">
      <style:text-properties officeooo:rsid="00170006"/>
    </style:style>
    <style:style style:name="T2" style:family="text">
      <style:text-properties officeooo:rsid="0017490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 2</text:p>
      <text:p text:style-name="P1">Variable size memory allocation</text:p>
      <text:p text:style-name="P1"/>
      <text:p text:style-name="P2">AIM:</text:p>
      <text:p text:style-name="P2">To implement the variable size memory allocation scheme using a C program.</text:p>
      <text:p text:style-name="P2"/>
      <text:p text:style-name="P2">METHOD:</text:p>
      <text:p text:style-name="P2">In this, all the free memory is treated as a single block of memory. There are no blocks of fixed sizes. Whenever a process needs memory, it is allocated continuously. If that process terminates, that particular memory space will be made available for other processes to occupy. Here also, we can follow three different strategies:</text:p>
      <text:p text:style-name="P2">First fir</text:p>
      <text:p text:style-name="P2">Best fit</text:p>
      <text:p text:style-name="P2">Worst fit</text:p>
      <text:p text:style-name="P2"/>
      <text:p text:style-name="P3">Here, a linked list has been used to allocate memory for the processes.</text:p>
      <text:p text:style-name="P3">Once memory has been allocated to all the processes, some processes have been terminated and new process have been allocated memory to demonstrate the three scenarios.</text:p>
      <text:p text:style-name="P3"/>
      <text:p text:style-name="P3">Whenever a process requests for memory, a node is created, corresponding to the required size and the total available memory is updated. Then, 3 processes are terminated, which leaves holes in between processes.</text:p>
      <text:p text:style-name="P3"/>
      <text:p text:style-name="P3">While allocating memory for new processes, the entire linkede list is traversed. In case of first fit, whichever hole is big enough to accomodate the process is allocated allocated to that process. In best fit, hole for which difference between hole size and process size is <text:s/>minimum, that hole is allocated. For the worst fit, the hole for which difference between hole size and process size is <text:s/>maximum, that hole is allocated. </text:p>
      <text:p text:style-name="P3"/>
      <text:p text:style-name="P3"/>
      <text:p text:style-name="P3">CODE:</text:p>
      <text:p text:style-name="P3"/>
      <text:p text:style-name="P3"/>
      <text:p text:style-name="P5">#include &lt;stdio.h&gt;</text:p>
      <text:p text:style-name="P5">#include &lt;stdlib.h&gt;</text:p>
      <text:p text:style-name="P5"/>
      <text:p text:style-name="P5">struct Node</text:p>
      <text:p text:style-name="P5">{</text:p>
      <text:p text:style-name="P5"><text:s/></text:p>
      <text:p text:style-name="P5"><text:s text:c="2"/>int size;</text:p>
      <text:p text:style-name="P5"><text:s text:c="2"/>struct Node *next;</text:p>
      <text:p text:style-name="P5"><text:s text:c="2"/>char type;</text:p>
      <text:p text:style-name="P5">};</text:p>
      <text:p text:style-name="P5"/>
      <text:p text:style-name="P5"/>
      <text:p text:style-name="P5"/>
      <text:p text:style-name="P5"/>
      <text:p text:style-name="P5"><text:soft-page-break/>//<text:span text:style-name="T1">Program to allocate memory for processes</text:span></text:p>
      <text:p text:style-name="P5"/>
      <text:p text:style-name="P5">void allocate(struct Node** head_ref, int new_size)</text:p>
      <text:p text:style-name="P5">{</text:p>
      <text:p text:style-name="P5"><text:s text:c="4"/>struct Node* new_node = (struct Node*) malloc(sizeof(struct Node));</text:p>
      <text:p text:style-name="P5"><text:s/></text:p>
      <text:p text:style-name="P5"><text:s text:c="4"/>struct Node *last = *head_ref;</text:p>
      <text:p text:style-name="P5"/>
      <text:p text:style-name="P5"><text:s text:c="4"/>new_node-&gt;size <text:s/>= new_size;<text:tab/><text:tab/><text:tab/>//<text:span text:style-name="T1">Create a new node of the required size</text:span></text:p>
      <text:p text:style-name="P5"/>
      <text:p text:style-name="P5"><text:s text:c="4"/>new_node-&gt;type= 'P';</text:p>
      <text:p text:style-name="P5"><text:s/></text:p>
      <text:p text:style-name="P5"><text:s text:c="4"/>new_node-&gt;next = NULL;</text:p>
      <text:p text:style-name="P5"><text:s/></text:p>
      <text:p text:style-name="P5"><text:s text:c="4"/>if (*head_ref == NULL)</text:p>
      <text:p text:style-name="P5"><text:s text:c="4"/>{</text:p>
      <text:p text:style-name="P5"><text:s text:c="7"/>*head_ref = new_node;</text:p>
      <text:p text:style-name="P5"><text:s text:c="7"/>return;</text:p>
      <text:p text:style-name="P5"><text:s text:c="4"/>}</text:p>
      <text:p text:style-name="P5"><text:s/></text:p>
      <text:p text:style-name="P5"><text:s text:c="4"/>while (last-&gt;next != NULL)<text:tab/><text:tab/><text:tab/><text:tab/>//<text:span text:style-name="T1">Insert it at the end of the list</text:span></text:p>
      <text:p text:style-name="P5"><text:s text:c="8"/>last = last-&gt;next;</text:p>
      <text:p text:style-name="P5"><text:s/></text:p>
      <text:p text:style-name="P5"><text:s text:c="4"/>last-&gt;next = new_node;</text:p>
      <text:p text:style-name="P5"><text:s text:c="4"/>return;</text:p>
      <text:p text:style-name="P5">}</text:p>
      <text:p text:style-name="P5"/>
      <text:p text:style-name="P5">//<text:span text:style-name="T1">Program to free the memory hen a process terminates</text:span></text:p>
      <text:p text:style-name="P5"/>
      <text:p text:style-name="P5">void deallocate(struct Node* node,int pro_size){</text:p>
      <text:p text:style-name="P5"/>
      <text:p text:style-name="P5"><text:s text:c="4"/>while(node!=NULL){</text:p>
      <text:p text:style-name="P5"/>
      <text:p text:style-name="P5"><text:s text:c="8"/>if(node-&gt;size==pro_size){</text:p>
      <text:p text:style-name="P5"/>
      <text:p text:style-name="P5"><text:s text:c="12"/>node-&gt;type='H';<text:tab/><text:tab/><text:tab/>//<text:span text:style-name="T1">Converting that node into a hole</text:span> <text:s/></text:p>
      <text:p text:style-name="P5"><text:s text:c="8"/>}</text:p>
      <text:p text:style-name="P5"><text:s text:c="2"/>node=node-&gt;next;</text:p>
      <text:p text:style-name="P5"><text:s text:c="4"/>}</text:p>
      <text:p text:style-name="P5">}</text:p>
      <text:p text:style-name="P5"/>
      <text:p text:style-name="P5"/>
      <text:p text:style-name="P5"/>
      <text:p text:style-name="P5"/>
      <text:p text:style-name="P5">//<text:span text:style-name="T1">Merging two adjacent holes to form a new hole </text:span></text:p>
      <text:p text:style-name="P5"/>
      <text:p text:style-name="P5">void merge(struct Node* ref){</text:p>
      <text:p text:style-name="P5"/>
      <text:p text:style-name="P5"><text:soft-page-break/><text:s text:c="4"/>while(ref-&gt;next!=NULL){<text:tab/><text:tab/><text:tab/><text:tab/>//<text:span text:style-name="T1">Traversing the linked list</text:span></text:p>
      <text:p text:style-name="P5"/>
      <text:p text:style-name="P5"><text:s text:c="8"/>if(ref-&gt;type=='H' &amp;&amp; ref-&gt;next-&gt;type=='H'){</text:p>
      <text:p text:style-name="P5"/>
      <text:p text:style-name="P5"><text:s text:c="12"/>ref-&gt;size=ref-&gt;size+ref-&gt;next-&gt;size;<text:tab/><text:tab/>//<text:span text:style-name="T1">Merging two adjacent holes</text:span></text:p>
      <text:p text:style-name="P5"/>
      <text:p text:style-name="P5"><text:s text:c="12"/>ref-&gt;next=ref-&gt;next-&gt;next;</text:p>
      <text:p text:style-name="P5"><text:s/></text:p>
      <text:p text:style-name="P5"><text:s text:c="8"/>}</text:p>
      <text:p text:style-name="P5"/>
      <text:p text:style-name="P5"><text:s text:c="8"/>ref=ref-&gt;next;</text:p>
      <text:p text:style-name="P5"><text:s text:c="4"/>}</text:p>
      <text:p text:style-name="P5"/>
      <text:p text:style-name="P5">}</text:p>
      <text:p text:style-name="P5"/>
      <text:p text:style-name="P5">//<text:span text:style-name="T1">First fir scheme</text:span></text:p>
      <text:p text:style-name="P5"/>
      <text:p text:style-name="P5">void first_fit(struct Node* node,int pro_size){</text:p>
      <text:p text:style-name="P5"/>
      <text:p text:style-name="P5"><text:s text:c="4"/>int rem;</text:p>
      <text:p text:style-name="P5"/>
      <text:p text:style-name="P5"><text:s text:c="4"/>while(node!=NULL){</text:p>
      <text:p text:style-name="P5"/>
      <text:p text:style-name="P5"><text:s text:c="8"/>if(node-&gt;type=='H' &amp;&amp; node-&gt;size&gt;=pro_size){<text:tab/><text:tab/>//<text:span text:style-name="T1">Checking if hole size is larger <text:tab/><text:tab/><text:tab/><text:tab/><text:tab/><text:tab/><text:tab/><text:tab/><text:tab/>//than the process size</text:span></text:p>
      <text:p text:style-name="P5"/>
      <text:p text:style-name="P5"><text:s text:c="12"/>node-&gt;type='P';</text:p>
      <text:p text:style-name="P5"/>
      <text:p text:style-name="P5"><text:s text:c="12"/>rem=node-&gt;size-pro_size;</text:p>
      <text:p text:style-name="P5"/>
      <text:p text:style-name="P5"><text:s text:c="12"/>node-&gt;size=pro_size;</text:p>
      <text:p text:style-name="P5"/>
      <text:p text:style-name="P5"><text:s text:c="12"/>struct Node* new_node=(struct Node*) malloc(sizeof(struct Node));</text:p>
      <text:p text:style-name="P5"/>
      <text:p text:style-name="P5"><text:s text:c="12"/>new_node-&gt;size=rem;</text:p>
      <text:p text:style-name="P5"/>
      <text:p text:style-name="P5"><text:s text:c="12"/>new_node-&gt;type='H';<text:tab/><text:tab/><text:tab/><text:tab/><text:tab/>//<text:span text:style-name="T1">Creating a hole for the <text:tab/><text:tab/><text:tab/><text:tab/><text:tab/><text:tab/><text:tab/><text:tab/><text:tab/><text:tab/>//remaining space</text:span></text:p>
      <text:p text:style-name="P5"/>
      <text:p text:style-name="P5"><text:s text:c="12"/>new_node-&gt;next=node-&gt;next;</text:p>
      <text:p text:style-name="P5"/>
      <text:p text:style-name="P5"><text:s text:c="12"/>node-&gt;next=new_node;</text:p>
      <text:p text:style-name="P5"/>
      <text:p text:style-name="P5"><text:s text:c="12"/>break;</text:p>
      <text:p text:style-name="P5"/>
      <text:p text:style-name="P5"/>
      <text:p text:style-name="P5"><text:s text:c="8"/>}</text:p>
      <text:p text:style-name="P5"/>
      <text:p text:style-name="P5"><text:soft-page-break/><text:s text:c="8"/>node=node-&gt;next;</text:p>
      <text:p text:style-name="P5"/>
      <text:p text:style-name="P5"><text:s text:c="4"/>}</text:p>
      <text:p text:style-name="P5"/>
      <text:p text:style-name="P5">}</text:p>
      <text:p text:style-name="P5"/>
      <text:p text:style-name="P5">//<text:span text:style-name="T1">Best fit logic</text:span></text:p>
      <text:p text:style-name="P5"/>
      <text:p text:style-name="P5">void best_fit(struct Node* node,int pro_size){</text:p>
      <text:p text:style-name="P5"/>
      <text:p text:style-name="P5"><text:s text:c="3"/>int curr=pro_size;</text:p>
      <text:p text:style-name="P5"/>
      <text:p text:style-name="P5"><text:s text:c="4"/>struct Node* best=(struct Node*) malloc(sizeof(struct Node));</text:p>
      <text:p text:style-name="P5"/>
      <text:p text:style-name="P5"><text:s text:c="4"/>while(node!=NULL){</text:p>
      <text:p text:style-name="P5"/>
      <text:p text:style-name="P5"><text:s text:c="8"/>if(node-&gt;type=='H' &amp;&amp; node-&gt;size&gt;=pro_size){</text:p>
      <text:p text:style-name="P5"/>
      <text:p text:style-name="P5"><text:s text:c="12"/>if(curr&gt;node-&gt;size-pro_size){<text:tab/><text:tab/>//<text:span text:style-name="T1">Checking for the smallest possible hole</text:span></text:p>
      <text:p text:style-name="P5"/>
      <text:p text:style-name="P5"><text:s text:c="16"/>curr=node-&gt;size-pro_size;</text:p>
      <text:p text:style-name="P5"/>
      <text:p text:style-name="P5"><text:s text:c="16"/>best=node;</text:p>
      <text:p text:style-name="P5"><text:s text:c="12"/>}</text:p>
      <text:p text:style-name="P5"/>
      <text:p text:style-name="P5"><text:s text:c="8"/>}</text:p>
      <text:p text:style-name="P5"/>
      <text:p text:style-name="P5"><text:s text:c="8"/>node=node-&gt;next;</text:p>
      <text:p text:style-name="P5"/>
      <text:p text:style-name="P5"><text:s text:c="4"/>}</text:p>
      <text:p text:style-name="P5"/>
      <text:p text:style-name="P5"><text:s text:c="4"/>best-&gt;type='P';</text:p>
      <text:p text:style-name="P5"/>
      <text:p text:style-name="P5"><text:s text:c="4"/>best-&gt;size=pro_size;<text:tab/><text:tab/><text:tab/><text:tab/>//<text:span text:style-name="T1">Allocating the smallest possible hole</text:span></text:p>
      <text:p text:style-name="P5"/>
      <text:p text:style-name="P5"><text:s text:c="4"/>struct Node* new_node=(struct Node*) malloc(sizeof(struct Node));</text:p>
      <text:p text:style-name="P5"/>
      <text:p text:style-name="P5"><text:s text:c="4"/>new_node-&gt;size=curr;</text:p>
      <text:p text:style-name="P5"/>
      <text:p text:style-name="P7"><text:s text:c="4"/>new_node-&gt;type='H';<text:tab/><text:tab/><text:tab/><text:tab/>//<text:span text:style-name="T1">Creating a hole for the <text:tab/><text:tab/><text:tab/><text:tab/><text:tab/><text:tab/><text:tab/><text:tab/><text:tab/><text:tab/>//remaining space</text:span></text:p>
      <text:p text:style-name="P5"/>
      <text:p text:style-name="P5"><text:s text:c="4"/>new_node-&gt;next=best-&gt;next;</text:p>
      <text:p text:style-name="P5"/>
      <text:p text:style-name="P5"><text:s text:c="4"/>best-&gt;next=new_node;</text:p>
      <text:p text:style-name="P5"/>
      <text:p text:style-name="P5">}</text:p>
      <text:p text:style-name="P5"/>
      <text:p text:style-name="P5"><text:soft-page-break/>//<text:span text:style-name="T1">Worst fir scheme</text:span></text:p>
      <text:p text:style-name="P5"/>
      <text:p text:style-name="P5">void worst_fit(struct Node* node,int pro_size){</text:p>
      <text:p text:style-name="P5"/>
      <text:p text:style-name="P5"><text:s text:c="4"/>int curr=0;</text:p>
      <text:p text:style-name="P5"/>
      <text:p text:style-name="P5"><text:s text:c="4"/>struct Node* worst=(struct Node*) malloc(sizeof(struct Node));</text:p>
      <text:p text:style-name="P5"/>
      <text:p text:style-name="P5"><text:s text:c="4"/>while(node!=NULL){</text:p>
      <text:p text:style-name="P5"/>
      <text:p text:style-name="P5"><text:s text:c="8"/>if(node-&gt;type=='H' &amp;&amp; node-&gt;size&gt;=pro_size){</text:p>
      <text:p text:style-name="P5"/>
      <text:p text:style-name="P5"><text:s text:c="12"/>if(curr&lt;node-&gt;size-pro_size){<text:tab/><text:tab/>//<text:span text:style-name="T1">Checking for the largest possible hole</text:span></text:p>
      <text:p text:style-name="P5"/>
      <text:p text:style-name="P5"><text:s text:c="16"/>curr=node-&gt;size-pro_size;</text:p>
      <text:p text:style-name="P5"/>
      <text:p text:style-name="P5"><text:s text:c="16"/>worst=node;</text:p>
      <text:p text:style-name="P5"><text:s text:c="12"/>}</text:p>
      <text:p text:style-name="P5"/>
      <text:p text:style-name="P5"><text:s text:c="8"/>}</text:p>
      <text:p text:style-name="P5"/>
      <text:p text:style-name="P5"><text:s text:c="8"/>node=node-&gt;next;</text:p>
      <text:p text:style-name="P5"/>
      <text:p text:style-name="P5"><text:s text:c="4"/>}</text:p>
      <text:p text:style-name="P5"/>
      <text:p text:style-name="P5"><text:s text:c="4"/>worst-&gt;type='P';</text:p>
      <text:p text:style-name="P5"/>
      <text:p text:style-name="P6"><text:s text:c="4"/>worst-&gt;size=pro_size;<text:tab/><text:tab/><text:tab/><text:tab/>//<text:span text:style-name="T1">Allocating the largest possible hole</text:span></text:p>
      <text:p text:style-name="P5"/>
      <text:p text:style-name="P5"><text:s text:c="4"/>struct Node* new_node=(struct Node*) malloc(sizeof(struct Node));</text:p>
      <text:p text:style-name="P5"/>
      <text:p text:style-name="P5"><text:s text:c="4"/>new_node-&gt;size=curr;</text:p>
      <text:p text:style-name="P5"/>
      <text:p text:style-name="P7"><text:s text:c="4"/>new_node-&gt;type='H';<text:tab/><text:tab/><text:tab/><text:tab/>//<text:span text:style-name="T1">Creating a hole for the <text:tab/><text:tab/><text:tab/><text:tab/><text:tab/><text:tab/><text:tab/><text:tab/><text:tab/><text:tab/>//remaining space</text:span></text:p>
      <text:p text:style-name="P7"/>
      <text:p text:style-name="P5"/>
      <text:p text:style-name="P5"><text:s text:c="4"/>new_node-&gt;next=worst-&gt;next;</text:p>
      <text:p text:style-name="P5"/>
      <text:p text:style-name="P5"><text:s text:c="4"/>worst-&gt;next=new_node;</text:p>
      <text:p text:style-name="P5"/>
      <text:p text:style-name="P5">}</text:p>
      <text:p text:style-name="P5"/>
      <text:p text:style-name="P5">//Program which calculates the internal fragmentation</text:p>
      <text:p text:style-name="P5"/>
      <text:p text:style-name="P5">void internal_frag(struct Node *node){</text:p>
      <text:p text:style-name="P5"/>
      <text:p text:style-name="P5"><text:s text:c="4"/>int frag=0;</text:p>
      <text:p text:style-name="P5"><text:soft-page-break/></text:p>
      <text:p text:style-name="P5"><text:s text:c="4"/>while(node!=NULL){<text:tab/><text:tab/><text:tab/><text:tab/>//Traversing the entire linked list</text:p>
      <text:p text:style-name="P5"/>
      <text:p text:style-name="P5"><text:s text:c="8"/>if(node-&gt;type=='H'){</text:p>
      <text:p text:style-name="P5"/>
      <text:p text:style-name="P5"><text:s text:c="12"/>frag=frag+node-&gt;size;<text:tab/><text:tab/><text:tab/>//If there are any holes in between, it adds to</text:p>
      <text:p text:style-name="P5"><text:tab/><text:tab/><text:tab/><text:tab/><text:tab/><text:tab/><text:tab/>//internal fragmentation</text:p>
      <text:p text:style-name="P5"><text:s text:c="8"/>}</text:p>
      <text:p text:style-name="P5"/>
      <text:p text:style-name="P5"><text:s text:c="8"/>node=node-&gt;next;</text:p>
      <text:p text:style-name="P5"><text:s text:c="4"/>}</text:p>
      <text:p text:style-name="P5"/>
      <text:p text:style-name="P5"><text:s text:c="4"/>printf("\nToatl internal fragmentation size=%d\n",frag);</text:p>
      <text:p text:style-name="P5"/>
      <text:p text:style-name="P5">}</text:p>
      <text:p text:style-name="P5"/>
      <text:p text:style-name="P5"/>
      <text:p text:style-name="P5">//<text:span text:style-name="T2">Function to print the linked list</text:span></text:p>
      <text:p text:style-name="P5"/>
      <text:p text:style-name="P5">void printList(struct Node *node)</text:p>
      <text:p text:style-name="P5">{</text:p>
      <text:p text:style-name="P5"><text:s text:c="2"/>while (node != NULL)<text:tab/><text:tab/><text:tab/>//<text:span text:style-name="T2">Traversing the linked list</text:span></text:p>
      <text:p text:style-name="P5"/>
      <text:p text:style-name="P5"><text:s text:c="2"/>{ <text:s text:c="3"/>if(node-&gt;type=='P'){</text:p>
      <text:p text:style-name="P5"><text:s text:c="3"/></text:p>
      <text:p text:style-name="P5"><text:s text:c="5"/>printf("Process of size %d\n",node-&gt;size);</text:p>
      <text:p text:style-name="P5"><text:s text:c="5"/>}</text:p>
      <text:p text:style-name="P5"><text:s text:c="5"/>else{</text:p>
      <text:p text:style-name="P5"><text:s text:c="7"/></text:p>
      <text:p text:style-name="P5"><text:s text:c="8"/>printf("Hole of size %d\n",node-&gt;size);</text:p>
      <text:p text:style-name="P5"><text:s text:c="4"/>}</text:p>
      <text:p text:style-name="P5"><text:s text:c="5"/>node = node-&gt;next;</text:p>
      <text:p text:style-name="P5"><text:s text:c="2"/>}</text:p>
      <text:p text:style-name="P5">}</text:p>
      <text:p text:style-name="P5"/>
      <text:p text:style-name="P5">/*The driver program which is used for initialising the processes and calling various functions*/</text:p>
      <text:p text:style-name="P5"><text:s/></text:p>
      <text:p text:style-name="P5">int main()</text:p>
      <text:p text:style-name="P5">{</text:p>
      <text:p text:style-name="P5"/>
      <text:p text:style-name="P5"><text:s text:c="4"/>int tot_size=240,processSize[]={50,15,40,25,39,26,45};</text:p>
      <text:p text:style-name="P5"/>
      <text:p text:style-name="P5"><text:s text:c="4"/>printf("Total memory available:%dKB\n\n",tot_size);</text:p>
      <text:p text:style-name="P5"/>
      <text:p text:style-name="P5"><text:s text:c="4"/>for(int i=0;i&lt;7;i++){</text:p>
      <text:p text:style-name="P5"/>
      <text:p text:style-name="P5"><text:s text:c="8"/>printf("Process_number:%d <text:s text:c="2"/>Process_size:%d\n",i+1,processSize[i]);</text:p>
      <text:p text:style-name="P5"><text:soft-page-break/><text:s text:c="4"/>}</text:p>
      <text:p text:style-name="P5"/>
      <text:p text:style-name="P5"><text:s text:c="4"/>struct Node* head=NULL;</text:p>
      <text:p text:style-name="P5"/>
      <text:p text:style-name="P5"/>
      <text:p text:style-name="P5"><text:s text:c="4"/>for(int i=0;i&lt;7;i++){<text:tab/><text:tab/><text:tab/>//<text:span text:style-name="T2">Allocating memory for each process</text:span></text:p>
      <text:p text:style-name="P5"/>
      <text:p text:style-name="P5"><text:s text:c="8"/>allocate(&amp;head,processSize[i]);</text:p>
      <text:p text:style-name="P5"><text:s text:c="4"/>}</text:p>
      <text:p text:style-name="P5"/>
      <text:p text:style-name="P5"><text:s text:c="4"/>printf("\nAfter allocating memory for each process:\n");</text:p>
      <text:p text:style-name="P5"/>
      <text:p text:style-name="P5"><text:s text:c="4"/>printList(head);</text:p>
      <text:p text:style-name="P5"/>
      <text:p text:style-name="P5"><text:s text:c="4"/>printf("\nTerminating process numbers 2,3,5 &amp; 7\n");</text:p>
      <text:p text:style-name="P5"/>
      <text:p text:style-name="P5"><text:s text:c="4"/>deallocate(head,processSize[1]);</text:p>
      <text:p text:style-name="P5"/>
      <text:p text:style-name="P5"><text:s text:c="4"/>deallocate(head,processSize[2]);<text:tab/>//<text:span text:style-name="T2">Terminating a few processes</text:span></text:p>
      <text:p text:style-name="P5"/>
      <text:p text:style-name="P5"><text:s text:c="4"/>deallocate(head,processSize[4]);</text:p>
      <text:p text:style-name="P5"/>
      <text:p text:style-name="P5"><text:s text:c="4"/>deallocate(head,processSize[6]);</text:p>
      <text:p text:style-name="P5"/>
      <text:p text:style-name="P5"><text:s text:c="4"/>merge(head);</text:p>
      <text:p text:style-name="P5"/>
      <text:p text:style-name="P5"><text:s text:c="4"/>printList(head);</text:p>
      <text:p text:style-name="P5"/>
      <text:p text:style-name="P5"><text:s text:c="4"/>internal_frag(head);</text:p>
      <text:p text:style-name="P5"/>
      <text:p text:style-name="P5"><text:s text:c="4"/>printf("\nReallocating memory for 3 processes of size 19, 38 &amp; 43 KB\n");</text:p>
      <text:p text:style-name="P5"/>
      <text:p text:style-name="P5"><text:s text:c="4"/>int dup_pro_size[]={19,38,43};</text:p>
      <text:p text:style-name="P5"/>
      <text:p text:style-name="P5"><text:s text:c="4"/>printf("\nFirst fit case:\n");<text:tab/>//<text:span text:style-name="T2">Reallocating memory for new processes</text:span></text:p>
      <text:p text:style-name="P5"/>
      <text:p text:style-name="P5"><text:s text:c="4"/>for(int i=0;i&lt;3;i++){</text:p>
      <text:p text:style-name="P5"/>
      <text:p text:style-name="P5"><text:s text:c="8"/>first_fit(head,dup_pro_size[i]);</text:p>
      <text:p text:style-name="P5"><text:s text:c="4"/>}</text:p>
      <text:p text:style-name="P5"/>
      <text:p text:style-name="P5"><text:s text:c="4"/>printList(head);</text:p>
      <text:p text:style-name="P5"/>
      <text:p text:style-name="P5"><text:s text:c="4"/>internal_frag(head);</text:p>
      <text:p text:style-name="P5"/>
      <text:p text:style-name="P5"><text:s text:c="4"/>deallocate(head,dup_pro_size[0]);</text:p>
      <text:p text:style-name="P5"/>
      <text:p text:style-name="P5"><text:s text:c="4"/>deallocate(head,dup_pro_size[1]);</text:p>
      <text:p text:style-name="P5"><text:soft-page-break/></text:p>
      <text:p text:style-name="P5"><text:s text:c="4"/>merge(head);</text:p>
      <text:p text:style-name="P5"/>
      <text:p text:style-name="P5"><text:s text:c="4"/>struct Node *node=(struct Node*) malloc(sizeof(struct Node));</text:p>
      <text:p text:style-name="P5"/>
      <text:p text:style-name="P5"><text:s text:c="4"/>node=head;</text:p>
      <text:p text:style-name="P5"/>
      <text:p text:style-name="P5"><text:s text:c="4"/>while(node!=NULL){</text:p>
      <text:p text:style-name="P5"/>
      <text:p text:style-name="P5"><text:s text:c="8"/>if(node-&gt;size==43){</text:p>
      <text:p text:style-name="P5"/>
      <text:p text:style-name="P5"><text:s text:c="12"/>node-&gt;type='H';</text:p>
      <text:p text:style-name="P5"/>
      <text:p text:style-name="P5"><text:s text:c="12"/>node-&gt;size=45;</text:p>
      <text:p text:style-name="P5"/>
      <text:p text:style-name="P5"><text:s text:c="12"/>node-&gt;next=NULL;</text:p>
      <text:p text:style-name="P5"/>
      <text:p text:style-name="P5"><text:s text:c="8"/>}</text:p>
      <text:p text:style-name="P5"/>
      <text:p text:style-name="P5"><text:s text:c="8"/>node=node-&gt;next;</text:p>
      <text:p text:style-name="P5"/>
      <text:p text:style-name="P5"><text:s text:c="4"/>}</text:p>
      <text:p text:style-name="P5"/>
      <text:p text:style-name="P5"><text:s text:c="4"/>printf("\nBest fit case:\n");</text:p>
      <text:p text:style-name="P5"/>
      <text:p text:style-name="P5"><text:s text:c="4"/>for(int i=0;i&lt;3;i++){</text:p>
      <text:p text:style-name="P5"/>
      <text:p text:style-name="P5"><text:s text:c="8"/>best_fit(head,dup_pro_size[i]);</text:p>
      <text:p text:style-name="P5"><text:s text:c="4"/>}</text:p>
      <text:p text:style-name="P5"/>
      <text:p text:style-name="P5"><text:s text:c="4"/>printList(head);</text:p>
      <text:p text:style-name="P5"/>
      <text:p text:style-name="P5"><text:s text:c="4"/>internal_frag(head);</text:p>
      <text:p text:style-name="P5"/>
      <text:p text:style-name="P5"><text:s text:c="3"/>deallocate(head,dup_pro_size[0]);</text:p>
      <text:p text:style-name="P5"/>
      <text:p text:style-name="P5"><text:s text:c="4"/>deallocate(head,dup_pro_size[1]);</text:p>
      <text:p text:style-name="P5"/>
      <text:p text:style-name="P5"><text:s text:c="4"/>merge(head);</text:p>
      <text:p text:style-name="P5"/>
      <text:p text:style-name="P5"><text:s text:c="4"/>struct Node *node1=(struct Node*) malloc(sizeof(struct Node));</text:p>
      <text:p text:style-name="P5"/>
      <text:p text:style-name="P5"><text:s text:c="4"/>node1=head;</text:p>
      <text:p text:style-name="P5"/>
      <text:p text:style-name="P5"><text:s text:c="4"/>while(node1!=NULL){</text:p>
      <text:p text:style-name="P5"/>
      <text:p text:style-name="P5"><text:s text:c="8"/>if(node1-&gt;size==38){</text:p>
      <text:p text:style-name="P5"/>
      <text:p text:style-name="P5"><text:soft-page-break/><text:s text:c="12"/>node1-&gt;type='H';</text:p>
      <text:p text:style-name="P5"/>
      <text:p text:style-name="P5"><text:s text:c="12"/>node1-&gt;size=45;</text:p>
      <text:p text:style-name="P5"/>
      <text:p text:style-name="P5"><text:s text:c="12"/>node1-&gt;next=NULL;</text:p>
      <text:p text:style-name="P5"/>
      <text:p text:style-name="P5"><text:s text:c="8"/>}</text:p>
      <text:p text:style-name="P5"/>
      <text:p text:style-name="P5"><text:s text:c="8"/>node1=node1-&gt;next;</text:p>
      <text:p text:style-name="P5"/>
      <text:p text:style-name="P5"><text:s text:c="4"/>}</text:p>
      <text:p text:style-name="P5"/>
      <text:p text:style-name="P5"><text:s text:c="4"/>printf("\nWorst fit case:\n");</text:p>
      <text:p text:style-name="P5"/>
      <text:p text:style-name="P5"><text:s text:c="4"/>for(int i=0;i&lt;3;i++){</text:p>
      <text:p text:style-name="P5"/>
      <text:p text:style-name="P5"><text:s text:c="8"/>worst_fit(head,dup_pro_size[i]);</text:p>
      <text:p text:style-name="P5"><text:s text:c="4"/>}</text:p>
      <text:p text:style-name="P5"/>
      <text:p text:style-name="P5"><text:s text:c="4"/>printList(head);</text:p>
      <text:p text:style-name="P5"/>
      <text:p text:style-name="P5"><text:s text:c="4"/>internal_frag(head);</text:p>
      <text:p text:style-name="P5"><text:s/></text:p>
      <text:p text:style-name="P5"><text:s text:c="2"/>return 0;</text:p>
      <text:p text:style-name="P5">}</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11:23:58.373460953</meta:creation-date>
    <dc:date>2018-02-15T16:02:07.018634437</dc:date>
    <meta:editing-duration>PT19M6S</meta:editing-duration>
    <meta:editing-cycles>2</meta:editing-cycles>
    <meta:generator>LibreOffice/5.1.6.2$Linux_X86_64 LibreOffice_project/10m0$Build-2</meta:generator>
    <meta:document-statistic meta:table-count="0" meta:image-count="0" meta:object-count="0" meta:page-count="9" meta:paragraph-count="225" meta:word-count="761" meta:character-count="7539" meta:non-whitespace-character-count="5876"/>
  </office:meta>
</office:document-meta>
</file>